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(a 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418643736088" calcext:value-type="float">
            <text:p>0,41864373608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418057655515" calcext:value-type="float">
            <text:p>0,41805765551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418643736088" calcext:value-type="float">
            <text:p>0,41864373608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418643736088" calcext:value-type="float">
            <text:p>0,41864373608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418057655515" calcext:value-type="float">
            <text:p>0,418057655515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418643736088" calcext:value-type="float">
            <text:p>0,41864373608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418057655515" calcext:value-type="float">
            <text:p>0,418057655515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418643736088" calcext:value-type="float">
            <text:p>0,41864373608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418057655515" calcext:value-type="float">
            <text:p>0,41805765551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418643736088" calcext:value-type="float">
            <text:p>0,418643736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418057655515" calcext:value-type="float">
            <text:p>0,418057655515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418448375897" calcext:value-type="float">
            <text:p>0,41844837589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418253015706" calcext:value-type="float">
            <text:p>0,4182530157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viación estándar A 5cm</text:p>
          </table:table-cell>
          <table:table-cell table:formula="of:=STDEV([.B2:.B52])" office:value-type="float" office:value="0.000162853778624407" calcext:value-type="float">
            <text:p>0,00016285377862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3:08.293586849</dc:date>
    <meta:editing-duration>PT5M7S</meta:editing-duration>
    <meta:editing-cycles>1</meta:editing-cycles>
    <meta:document-statistic meta:table-count="1" meta:cell-count="106" meta:object-count="0"/>
    <meta:generator>LibreOffice/7.3.7.2$Linux_X86_64 LibreOffice_project/30$Build-2</meta:generator>
  </office:meta>
</office:document-meta>
</file>